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0baaca" officeooo:paragraph-rsid="000baa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goDB setup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06T10:41:24.281280141</meta:creation-date>
    <dc:date>2021-03-06T10:42:24.918918995</dc:date>
    <meta:editing-duration>PT1M1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7.1.1.2$Linux_X86_64 LibreOffice_project/dd797d330b34196606d0870aaa694e9504402ca1</meta:generator>
  </office:meta>
</office:document-meta>
</file>